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130.46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85.55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31.89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3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/>
          <table:table-cell office:value-type="string" calcext:value-type="string">
            <text:p>ЦЕ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47мкФ, 10В</text:p>
          </table:table-cell>
          <table:table-cell office:value-type="string" calcext:value-type="string">
            <text:p>CP_Tantalum_Case-C_EIA-6032-28_Han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белый светодиод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VS Diode Array, 5.5V Standoff, 4 Channels, SOT-23-5 package</text:p>
          </table:table-cell>
          <table:table-cell office:value-type="string" calcext:value-type="string">
            <text:p>SP0504BAHT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nector, single row, 01x05, pin header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штыревой разъем угловой 1x40 («мама»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BS-1x40R) 25</text:p>
          </table:table-cell>
          <table:table-cell table:style-name="ce10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nector, single row, 01x04, pin heade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in_Header_Angled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nsistor P-MOSFET with substrate diode (general)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SOT-2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nsistor N-MOSFETwith substrate diode (general)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SOT-2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R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x DIP Switch, Single Pole Single Throw (SPST) switch, small symbol</text:p>
          </table:table-cell>
          <table:table-cell office:value-type="string" calcext:value-type="string">
            <text:p>dip-переключатель 3 позиции</text:p>
          </table:table-cell>
          <table:table-cell office:value-type="string" calcext:value-type="string">
            <text:p>DIP-6_W7.62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1117S50CTR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M8S105K4T6C</text:p>
          </table:table-cell>
          <table:table-cell office:value-type="string" calcext:value-type="string">
            <text:p>LQFP-32_7x7mm_Pitch0.8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arlington Transistor Arrays</text:p>
          </table:table-cell>
          <table:table-cell table:style-name="ce5" office:value-type="string" calcext:value-type="string">
            <text:p>ULN2803A</text:p>
          </table:table-cell>
          <table:table-cell table:style-name="ce5" office:value-type="string" calcext:value-type="string">
            <text:p>SOIC-18W_7.5x11.6mm_Pitch1.27mm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epper driver</text:p>
          </table:table-cell>
          <table:table-cell office:value-type="string" calcext:value-type="string">
            <text:p>DRV8825PWP</text:p>
          </table:table-cell>
          <table:table-cell office:value-type="string" calcext:value-type="string">
            <text:p>HTSSOP (28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сумма:</text:p>
          </table:table-cell>
          <table:table-cell table:style-name="ce4" table:formula="of:=SUM([.G2:.G19])" office:value-type="float" office:value="6227" calcext:value-type="float">
            <text:p>6227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 style:font-family-asian="Arimo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4:56:43.8892537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5:24:32.463629126</dc:date>
    <meta:generator>LibreOffice/5.3.4.2$Linux_X86_64 LibreOffice_project/30m0$Build-2</meta:generator>
    <meta:editing-duration>PT39M54S</meta:editing-duration>
    <meta:editing-cycles>16</meta:editing-cycles>
    <meta:document-statistic meta:table-count="1" meta:cell-count="117" meta:object-count="0"/>
  </office:meta>
</office:document-meta>
</file>